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6944in" fo:margin-left="-0.0417in" fo:margin-top="0in" fo:margin-bottom="0in" table:align="left"/>
    </style:style>
    <style:style style:name="Table1.A" style:family="table-column">
      <style:table-column-properties style:column-width="0.7924in"/>
    </style:style>
    <style:style style:name="Table1.B" style:family="table-column">
      <style:table-column-properties style:column-width="3.902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2"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3"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Standard">
      <loext:graphic-properties draw:fill-gradient-name="gradient" draw:fill-hatch-name="hatch"/>
      <style:paragraph-properties fo:margin-top="0in" fo:margin-bottom="0in" style:contextual-spacing="true"/>
      <style:text-properties fo:font-weight="normal" officeooo:rsid="001d4187" officeooo:paragraph-rsid="001d4187" style:font-weight-asian="normal" style:font-weight-complex="normal"/>
    </style:style>
    <style:style style:name="P5"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6"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7"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8"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9" style:family="paragraph" style:parent-style-name="Standard">
      <loext:graphic-properties draw:fill-gradient-name="gradient" draw:fill-hatch-name="hatch"/>
      <style:paragraph-properties fo:margin-top="0in" fo:margin-bottom="0in" style:contextual-spacing="true"/>
    </style:style>
    <style:style style:name="P10"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1"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12"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13"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4"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15"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0d860" style:font-size-asian="12pt" style:font-size-complex="12pt"/>
    </style:style>
    <style:style style:name="T1"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2" style:family="text">
      <style:text-properties officeooo:rsid="001a63e3"/>
    </style:style>
    <style:style style:name="T3" style:family="text">
      <style:text-properties officeooo:rsid="0010d860"/>
    </style:style>
    <style:style style:name="T4" style:family="text">
      <style:text-properties fo:language="en" fo:country="PH" officeooo:rsid="00187e53"/>
    </style:style>
    <style:style style:name="T5" style:family="text">
      <style:text-properties fo:language="en" fo:country="PH" officeooo:rsid="001a0a65"/>
    </style:style>
    <style:style style:name="T6" style:family="text">
      <style:text-properties fo:language="en" fo:country="US" officeooo:rsid="001bb4df"/>
    </style:style>
    <style:style style:name="T7" style:family="text">
      <style:text-properties officeooo:rsid="001e28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e Inference Institute 2022 Quarterly Roundtable <text:span text:style-name="T4">1</text:span></text:p>
      <text:p text:style-name="P10"/>
      <text:p text:style-name="P10"/>
      <text:p text:style-name="P10"/>
      <text:p text:style-name="P11">Presented by Active Inference Institute in 2022</text:p>
      <text:p text:style-name="P9"/>
      <text:p text:style-name="P9"/>
      <text:h text:style-name="P2" text:outline-level="1"><text:span text:style-name="T5">March </text:span><text:span text:style-name="T6">30</text:span><text:span text:style-name="T2">, 2022</text:span></text:h>
      <text:p text:style-name="P16"/>
      <text:p text:style-name="P8"><text:a xlink:type="simple" xlink:href="https://www.youtube.com/watch?v=ozuzf6Pvlyg" text:style-name="Internet_20_link" text:visited-style-name="Visited_20_Internet_20_Link"><text:span text:style-name="T1">https://www.youtube.com/watch?v=ozuzf6Pvlyg</text:span></text:a></text:p>
      <text:p text:style-name="P16"/>
      <text:p text:style-name="P16"><text:a xlink:type="simple" xlink:href="https://www.activeinference.org/" text:style-name="Internet_20_link" text:visited-style-name="Visited_20_Internet_20_Link">https://www.activeinference.org/</text:a> </text:p>
      <text:p text:style-name="P16"/>
      <text:h text:style-name="P12" text:outline-level="2"><text:span text:style-name="T3">SPEAKER</text:span>S</text:h>
      <text:p text:style-name="P4">Daniel, <text:span text:style-name="T7">Bleu, Alex, Ivan, Stephen, Dave</text:span></text:p>
      <text:p text:style-name="P4"/>
      <text:p text:style-name="P3"/>
      <text:h text:style-name="P13" text:outline-level="2">CONTENTS</text:h>
      <table:table table:name="Table1" table:style-name="Table1">
        <table:table-column table:style-name="Table1.A"/>
        <table:table-column table:style-name="Table1.B"/>
        <table:table-row table:style-name="Table1.1">
          <table:table-cell table:style-name="Table1.A1" office:value-type="string">
            <text:p text:style-name="P5">00:30</text:p>
          </table:table-cell>
          <table:table-cell table:style-name="Table1.A1" office:value-type="string">
            <text:p text:style-name="P6">Active Inference: Roundtable #1</text:p>
          </table:table-cell>
        </table:table-row>
        <table:table-row table:style-name="Table1.1">
          <table:table-cell table:style-name="Table1.A1" office:value-type="string">
            <text:p text:style-name="P5">02:11</text:p>
          </table:table-cell>
          <table:table-cell table:style-name="Table1.A1" office:value-type="string">
            <text:p text:style-name="P6">Q3 2018 Interviews</text:p>
          </table:table-cell>
        </table:table-row>
        <table:table-row table:style-name="Table1.1">
          <table:table-cell table:style-name="Table1.A1" office:value-type="string">
            <text:p text:style-name="P5">05:49</text:p>
          </table:table-cell>
          <table:table-cell table:style-name="Table1.A1" office:value-type="string">
            <text:p text:style-name="P6">A few thoughts on the Active Lab</text:p>
          </table:table-cell>
        </table:table-row>
        <table:table-row table:style-name="Table1.1">
          <table:table-cell table:style-name="Table1.A1" office:value-type="string">
            <text:p text:style-name="P5">07:32</text:p>
          </table:table-cell>
          <table:table-cell table:style-name="Table1.A1" office:value-type="string">
            <text:p text:style-name="P6">Actinf Lab: Overview and Strategy</text:p>
          </table:table-cell>
        </table:table-row>
        <table:table-row table:style-name="Table1.1">
          <table:table-cell table:style-name="Table1.A1" office:value-type="string">
            <text:p text:style-name="P5">09:00</text:p>
          </table:table-cell>
          <table:table-cell table:style-name="Table1.A1" office:value-type="string">
            <text:p text:style-name="P6">Stanford University's Strategy</text:p>
          </table:table-cell>
        </table:table-row>
        <table:table-row table:style-name="Table1.1">
          <table:table-cell table:style-name="Table1.A1" office:value-type="string">
            <text:p text:style-name="P5">11:00</text:p>
          </table:table-cell>
          <table:table-cell table:style-name="Table1.A1" office:value-type="string">
            <text:p text:style-name="P6">Act in the Lab: The Strategic Document Preamble</text:p>
          </table:table-cell>
        </table:table-row>
        <table:table-row table:style-name="Table1.1">
          <table:table-cell table:style-name="Table1.A1" office:value-type="string">
            <text:p text:style-name="P5">12:34</text:p>
          </table:table-cell>
          <table:table-cell table:style-name="Table1.A1" office:value-type="string">
            <text:p text:style-name="P6">The Active Inference Lab: Research and Education</text:p>
          </table:table-cell>
        </table:table-row>
        <table:table-row table:style-name="Table1.1">
          <table:table-cell table:style-name="Table1.A1" office:value-type="string">
            <text:p text:style-name="P5">23:17</text:p>
          </table:table-cell>
          <table:table-cell table:style-name="Table1.A1" office:value-type="string">
            <text:p text:style-name="P6">The Advisory Board</text:p>
          </table:table-cell>
        </table:table-row>
        <table:table-row table:style-name="Table1.1">
          <table:table-cell table:style-name="Table1.A1" office:value-type="string">
            <text:p text:style-name="P5">25:45</text:p>
          </table:table-cell>
          <table:table-cell table:style-name="Table1.A1" office:value-type="string">
            <text:p text:style-name="P6">Participatory Lab: The Active Inference Ontology</text:p>
          </table:table-cell>
        </table:table-row>
        <table:table-row table:style-name="Table1.1">
          <table:table-cell table:style-name="Table1.A1" office:value-type="string">
            <text:p text:style-name="P5">35:06</text:p>
          </table:table-cell>
          <table:table-cell table:style-name="Table1.A1" office:value-type="string">
            <text:p text:style-name="P6">Third project</text:p>
          </table:table-cell>
        </table:table-row>
        <table:table-row table:style-name="Table1.1">
          <table:table-cell table:style-name="Table1.A1" office:value-type="string">
            <text:p text:style-name="P5">39:20</text:p>
          </table:table-cell>
          <table:table-cell table:style-name="Table1.A1" office:value-type="string">
            <text:p text:style-name="P6">The Active Inference textbook</text:p>
          </table:table-cell>
        </table:table-row>
        <table:table-row table:style-name="Table1.1">
          <table:table-cell table:style-name="Table1.A1" office:value-type="string">
            <text:p text:style-name="P5">41:28</text:p>
          </table:table-cell>
          <table:table-cell table:style-name="Table1.A1" office:value-type="string">
            <text:p text:style-name="P6">Active Inference Journal: Updates and Contributions</text:p>
          </table:table-cell>
        </table:table-row>
        <table:table-row table:style-name="Table1.1">
          <table:table-cell table:style-name="Table1.A1" office:value-type="string">
            <text:p text:style-name="P5">47:10</text:p>
          </table:table-cell>
          <table:table-cell table:style-name="Table1.A1" office:value-type="string">
            <text:p text:style-name="P6">Coda IO Live Stream: The Paper Presentations</text:p>
          </table:table-cell>
        </table:table-row>
        <table:table-row table:style-name="Table1.1">
          <table:table-cell table:style-name="Table1.A1" office:value-type="string">
            <text:p text:style-name="P5">48:26</text:p>
          </table:table-cell>
          <table:table-cell table:style-name="Table1.A1" office:value-type="string">
            <text:p text:style-name="P6">Active Inference: Live Stream</text:p>
          </table:table-cell>
        </table:table-row>
        <table:table-row table:style-name="Table1.1">
          <table:table-cell table:style-name="Table1.A1" office:value-type="string">
            <text:p text:style-name="P5">51:17</text:p>
          </table:table-cell>
          <table:table-cell table:style-name="Table1.A1" office:value-type="string">
            <text:p text:style-name="P6">Live Streams Podcast</text:p>
          </table:table-cell>
        </table:table-row>
        <table:table-row table:style-name="Table1.1">
          <table:table-cell table:style-name="Table1.A1" office:value-type="string">
            <text:p text:style-name="P5">55:42</text:p>
          </table:table-cell>
          <table:table-cell table:style-name="Table1.A1" office:value-type="string">
            <text:p text:style-name="P6">A message about social media</text:p>
          </table:table-cell>
        </table:table-row>
        <table:table-row table:style-name="Table1.1">
          <table:table-cell table:style-name="Table1.A1" office:value-type="string">
            <text:p text:style-name="P5">57:25</text:p>
          </table:table-cell>
          <table:table-cell table:style-name="Table1.A1" office:value-type="string">
            <text:p text:style-name="P6">Cognitive Inference in Python</text:p>
          </table:table-cell>
        </table:table-row>
        <table:table-row table:style-name="Table1.1">
          <table:table-cell table:style-name="Table1.A1" office:value-type="string">
            <text:p text:style-name="P5">59:16</text:p>
          </table:table-cell>
          <table:table-cell table:style-name="Table1.A1" office:value-type="string">
            <text:p text:style-name="P6">Cognitive modeling and embodied cognitive entities</text:p>
          </table:table-cell>
        </table:table-row>
        <table:table-row table:style-name="Table1.1">
          <table:table-cell table:style-name="Table1.A1" office:value-type="string">
            <text:p text:style-name="P5">1:01:31</text:p>
          </table:table-cell>
          <table:table-cell table:style-name="Table1.A1" office:value-type="string">
            <text:p text:style-name="P6">Projects; Active Metamodelling</text:p>
          </table:table-cell>
        </table:table-row>
        <table:table-row table:style-name="Table1.1">
          <table:table-cell table:style-name="Table1.A1" office:value-type="string">
            <text:p text:style-name="P5">1:05:03</text:p>
          </table:table-cell>
          <table:table-cell table:style-name="Table1.A1" office:value-type="string">
            <text:p text:style-name="P6">Active Inference Lab Announcement</text:p>
          </table:table-cell>
        </table:table-row>
        <table:table-row table:style-name="Table1.1">
          <table:table-cell table:style-name="Table1.A1" office:value-type="string">
            <text:p text:style-name="P5">1:07:13</text:p>
          </table:table-cell>
          <table:table-cell table:style-name="Table1.A1" office:value-type="string">
            <text:p text:style-name="P6">The End of the Year</text:p>
          </table:table-cell>
        </table:table-row>
        <table:table-row table:style-name="Table1.1">
          <table:table-cell table:style-name="Table1.A1" office:value-type="string">
            <text:p text:style-name="P5">1:08:33</text:p>
          </table:table-cell>
          <table:table-cell table:style-name="Table1.A1" office:value-type="string">
            <text:p text:style-name="P6">Active Inference: When to ACT?</text:p>
          </table:table-cell>
        </table:table-row>
        <table:table-row table:style-name="Table1.1">
          <table:table-cell table:style-name="Table1.A1" office:value-type="string">
            <text:p text:style-name="P5">1:11:35</text:p>
          </table:table-cell>
          <table:table-cell table:style-name="Table1.A1" office:value-type="string">
            <text:p text:style-name="P6">Participants in the Active Inference Roundtable</text:p>
          </table:table-cell>
        </table:table-row>
      </table:table>
      <text:p text:style-name="P9"/>
      <text:p text:style-name="P7"><text:soft-page-break/></text:p>
      <text:p text:style-name="P3"/>
      <text:p text:style-name="P3"/>
      <text:h text:style-name="P14" text:outline-level="2">TRANSCRIPT</text:h>
      <text:p text:style-name="P8">00:30 Daniel:</text:p>
      <text:p text:style-name="P8">Hey, everyone, thanks for tuning in. And today it is March 30, 2022. We're here in the ActInf Lab Quarterly, roundtable number one for 2022. Welcome to the ActInf lab. We're a participatory online lab that is communicating, learning, and practicing applied active inference.</text:p>
      <text:p text:style-name="P8">You can find us at some of the links here on this slide. This is recorded in an archived Livestream, so please provide us with feedback so that we can improve our work. All backgrounds and perspectives are welcome here, and we'll be following video etiquette for live streams today in the ActInf Lab Quarterly, roundtable number one for 22. We're going to have a first section after our intros on lab scale updates and then we'll talk about project scale updates which are nested within the lab scale and just close with some preferences and expectation and through and through. We hope that you'll see many affordance for participation, many active cue signals in your epistemic niche that elicit action that make you curious about something that connect with your preexisting preferences or update them so that you get involved with active inference or possibly even the lab.</text:p>
      <text:p text:style-name="P8">01:49 So whenever you do see this or listen to it or some other combination, feel free to go to Active Inference.org or email us, Active Inference Lab@gmail.com, and we'll be in touch from there. So we can begin with just some introduction and warm ups. And it feels so different to do this without a paper that we've read before. So for these intros, we can just say hi and anyone can reflect on just like, how is your generative models updated this quarter? What did you perceive or learn?</text:p>
      <text:p text:style-name="P8">How did you change? And what might be something that you're looking forward to as we Parr on the latter of 75% of 2022? So, I'm Daniel And, a researcher in California. I think my generative model updated and fragmented into a thousand little pieces with Coda and the way that we used formal documents this quarter as opposed to previous quarters, but it's coherent in a way that is actually helpful.</text:p>
      <text:p text:style-name="P8">02:55 I hope so.</text:p>
      <text:p text:style-name="P8">I'll pass to Alex.</text:p>
      <text:p text:style-name="P8"/>
      <text:p text:style-name="P8">03:02 Speaker B:</text:p>
      <text:p text:style-name="P8">Yes. Hi, rule one. I'm Alex Zotkin. I'm one of the founders of the lab and also Researcher Assistance Management School. And from latest time, I feel like we're sharing our generative models more and more, and hopefully it will bring us to new developments.</text:p>
      <text:p text:style-name="P8">And they paste it to Bleu.</text:p>
      <text:p text:style-name="P8"/>
      <text:p text:style-name="P8">03:30 Speaker C:</text:p>
      <text:p text:style-name="P8">Hi, everyone. I'm Bleu. I am an independent research consultant in New Mexico. I think this quarter was pretty special. Like, the Coda restructuring was pretty awesome and just contributing to building, like, lab infrastructure in Coda and in YouTube with videos and timestamps and podcasts and I don't know, it was fun.</text:p>
      <text:p text:style-name="P8">I think probably the biggest update was the quantum paper because that was pretty epic, the one that we just have discussed over the last couple of weeks. And in the next quarter, I'm looking forward to <text:soft-page-break/>having some more quiet time, less talking more doing. That's what I'm looking forward to in Q. Two of, and I will pass it to Yvonne.</text:p>
      <text:p text:style-name="P8"/>
      <text:p text:style-name="P8">04:28 Speaker D:</text:p>
      <text:p text:style-name="P8">Thanks. Good. Yeah, that is very nice.</text:p>
      <text:p text:style-name="P8">We finally run System Thinking Study Group this border, and I hope Web participants enjoy it and I see that they do. And I hope we run next another study group and it will be.</text:p>
      <text:p text:style-name="P8"/>
      <text:p text:style-name="P8">05:04 Daniel:</text:p>
      <text:p text:style-name="P8">So.</text:p>
      <text:p text:style-name="P8"/>
      <text:p text:style-name="P8">05:04 Speaker D:</text:p>
      <text:p text:style-name="P8">That is.</text:p>
      <text:p text:style-name="P8"/>
      <text:p text:style-name="P8">05:12 Speaker E:</text:p>
      <text:p text:style-name="P8">A lot going on. I'm becoming a little less guilty about skipping at least half of the activities, but I get to hear at least to read the papers and listen to the live streams. And there's lots of work going on with the transcript, which is very gratifying. Even if Daniel no longer believes himself about how valuable it is to do the print transcripts and put them in service, I still am sticking with the 10,000 times more value from a transcribe talk than just a YouTube audio with pictures. So who haven't we heard from?</text:p>
      <text:p text:style-name="P8">Stephen?</text:p>
      <text:p text:style-name="P8"/>
      <text:p text:style-name="P8">05:53 Speaker F:</text:p>
      <text:p text:style-name="P8">Hello? Yeah, we're still here. We're still standing, sort of. So that's great.</text:p>
      <text:p text:style-name="P8">I'm here in Toronto. For me, I'm appreciative for certain of the capacity the labs offered, the connections, the conversation, the ability to bounce the ideas. And that's been really, really helpful. And particularly with Mark's songs and a lot of these ideas with Quantum, which at first I thought some might be quite abstract, we're starting to synthesize and find ways to pull them together, and so I'm hoping that can be used. Now I'm working with some embodied workshops and taking that into communities and letting this work inform how I coach, how I facilitate, how I try and explain.</text:p>
      <text:p text:style-name="P8">That's the hard bit, but Parr.</text:p>
      <text:p text:style-name="P8"/>
      <text:p text:style-name="P8">06:53 Daniel:</text:p>
      <text:p text:style-name="P8">And it could but shouldn't go without saying, just massive appreciation to everybody who does and continues to show up for Active Lab. You see the tip of the iceberg on the live streams, but there are many others. So as we continue to formalize and determine and reduce our uncertainty about what kind of thing we are here, we'll hopefully have clearer and clearer ways to force attribution and to show recognition for all the people who contribute in just the million ways that are possible from beginner to very familiar. So we will just provide a brief overview of ActInf Lab from a narrative perspective before we jump into our strategy discussion. So in 2020, towards the middle and in the end, some of us wrote a paper in September was when it was published, active Inference Lab and Behavior Engineering for Teams, which was addressing a gap that we perceived in the literature, which was the relationship <text:soft-page-break/>between active inference framework and remote teams and communication.</text:p>
      <text:p text:style-name="P8">08:02 At the end of that year, after thinking about what our next steps would be after that paper, we thought that something like an active lab would be cool. So we sent out an initial call for collaboration. During all of 2021 was our first year of ActInf Lab project operation. And the projects were in the three organizational units of education, communication and tools this year in 2022, which is what we're going to be talking about today. A lot has happened at both the Lab scale and the project scale.</text:p>
      <text:p text:style-name="P8">So we're going to first talk about the lab scale and the two pieces under. Lab scale updates are going to be the initial release of the lab strategy document. And we'll also discuss the initial advisory board cohort. And then we'll go into the project scale and discuss some of the ongoing projects that have resulted in all kinds of deliverables and outputs. So first to the Lab scale.</text:p>
      <text:p text:style-name="P8">09:03 Alex, would you like to talk a little bit about just from a high level strategy?</text:p>
      <text:p text:style-name="P8"/>
      <text:p text:style-name="P8">09:11 Speaker B:</text:p>
      <text:p text:style-name="P8">Yeah, thanks.</text:p>
      <text:p text:style-name="P8">I think everything in our lab we are trying to do things in some new ways that was not using before and also trying to put it on some StateoftheART errors and approaches. So as for strategy, we consider strategy not as a concrete document, but as and ongoing process which will have quarterly reviews and updates. And on high level we are following open address approach. So who is interested? It now can be approached from developments of Stanley and we are trying to avoid using classic objective missions, goals and other corporate stuff.</text:p>
      <text:p text:style-name="P8">10:18 So we are trying to see in the future, we are trying to see some endstopping stones that we can make next steps. And also for sure, as from the beginning we use active inference not only as a research field, but also trying to implement and use concepts from there such as preferences and expectation. And also we consider that all our activities are on different scales. So we need to follow and understand how it's applied on different scales.</text:p>
      <text:p text:style-name="P8"/>
      <text:p text:style-name="P8">11:00 Daniel:</text:p>
      <text:p text:style-name="P8">Thank you. So we will now go through the current state of the strategy document and just anyone here, feel free to raise your hands and of course anyone watching along, feel free to write questions and we'll get to them. So pause the video or check it out to read the full text here. But just to summarize, our strategic document preamble in ActInf Lab, we're directing our attention to different phenomena across multiple scales. And the scales that we're most interested in, or the ones that we are heuristically using are the personal, the individual human scale, the Lab scale, that's active Lab scale and then the Community or the Niche or the Environment scale which is the epistemic surroundings of the Lab.</text:p>
      <text:p text:style-name="P8">And what's special about the Lab scale is that is where the lab can implement policy, we can least action that are perceived as sense states by individual people or by the external community.</text:p>
      <text:p text:style-name="P8">12:05 And that may or may not chance their policy selection. But the Lab scale is where strategy happens because that's where we can actually implement policy selection. And we're taking this multiscale nested systems perspective to five exafferent aspects of act in Flap. And those five aspects that we're going to talk about in the next few slides are education, research, outreach and engagement methods and open endedness.</text:p>
      <text:p text:style-name="P8">Any general comments before we continue? Brea so act and Clark is an educational nonprofit. This <text:soft-page-break/>plays out at all scales, as all things do. But we're especially interested here in the personal scale, in educating individuals, in having individuals that learn and update their generative models, and also respecting just the tremendous diversity of active inference journeys that different individuals are coming in and through relationship with the active inference lab.</text:p>
      <text:p text:style-name="P8">13:12 And at the more community scale, our educational efforts are oriented towards reducing research debt and increasing the applicability and the comprehensibility and the rigor and accessibility of active inference and related ideas.</text:p>
      <text:p text:style-name="P8">Any concepts on education?</text:p>
      <text:p text:style-name="P8">Okay, the second aspects of the lab is the research aspect, and here it also plays out at the personal and at the community scale. At the personal scale, we hope to provide a niche that scaffolds and catalyzes the research projects by participants, which is something we'll come back to later. But we both do research in the lab as well as on the interface and just hope to motivate and create a space for people to share their individual research updates. And at the community scale, we're recognizing that research is carried out alongside ongoing discussions about responsibility and ownership and many, many other terms.</text:p>
      <text:p text:style-name="P8">14:23 So there we hope to learn practices and improve and give our own twist on what the future of science, open science, decentralized science, DSI, just science with no adjectives, and education.</text:p>
      <text:p text:style-name="P8">What will research and education be in our future? Esteves.</text:p>
      <text:p text:style-name="P8"/>
      <text:p text:style-name="P8">14:47 Speaker F:</text:p>
      <text:p text:style-name="P8">Thanks, Daniel. Yeah, this is really helpful to read and also the fact that we've got lots of people from different backgrounds coming together.</text:p>
      <text:p text:style-name="P8">The research that's happening is quite transdisciplinary, and it's been informed by lots of different ideas. So there's a kind of a mixture of those processes. So it's helpful to have the systems engineering work that probably comes through later. But that's helpful in letting us get a feel for how the research doesn't get siloed as purely a paper. But okay, how could that be bounced off to maybe make a difference in the world in ways that maybe people who don't even know active inference find that they're using something differently because active coherence has helped the way that their practice is shaped.</text:p>
      <text:p text:style-name="P8">So I like that.</text:p>
      <text:p text:style-name="P8"/>
      <text:p text:style-name="P8">15:43 Daniel:</text:p>
      <text:p text:style-name="P8">Awesome. The third aspect is outreach and engagement and active inference lab lab is working on a Global scale with a participatory model. So at the personal scale, we welcome all participation and engagement, and that means all time zones and spoken languages and preferences and what people want to do and where they're at. With active coherence.</text:p>
      <text:p text:style-name="P8">Participation, in a sense, begins with where the participant is. And there is of course, more that everybody can say and add and show, not tell or show and tell if they've brought enough for the class in the coming years. And then at the community scale, we also seek to be part of a emergence landscape of high quality science, communication and participation, and inclusion in research and projects around topics like active inference, which is what we're most attuned to in our regime of attention.</text:p>
      <text:p text:style-name="P8">16:46 But that doesn't mean we only talk active inference lab people. So we hope that our outreach and <text:soft-page-break/>engagement is meaningful and sustained and impactful any comments on outreach and agreement.</text:p>
      <text:p text:style-name="P8">Okay, methods. The Active Inference Lab applies StateoftheART methods across domain that refers to the methodology of active inference and the emergence tools and ways that we have of working with active coherence, as well as other methodologies like for project management, for education, for communication, etc. So at the personal scale, we're educating participants so that they can grow their expertise in different disciplines and also develop as a person holistically like keeping it balanced, you're not going to stay up and finish reading every single active paper. So staying balanced and having methodologies that help us be affordance but also balanced are quite important.</text:p>
      <text:p text:style-name="P8">17:54 And then at the lab scale, we hope to implement the cutting edge, the Pareto optimal, the Bayesian optimal methodology, which includes our switching strategies, and we fix typos on the fly.</text:p>
      <text:p text:style-name="P8">That's what editable documents allow. Our affordances as an organization are the methodologies that we scaffold in projects. So especially at the lab scale, we hope that we use methodology that's powerful and facilitates collective intelligence and also clarifies the distinction or the inclination of partition, perhaps even between those who are following along and listening ActInf Livestream, reading the papers in the game. That's awesome. And then those who actually on board into the lab and eventually have a role in a project will be able to increasingly be clear about what that means through the uses of different systems, ideas like practices, cases, responsibilities and concerns.</text:p>
      <text:p text:style-name="P8">19:07 Yes. Elon?</text:p>
      <text:p text:style-name="P8"/>
      <text:p text:style-name="P8">19:11 Speaker D:</text:p>
      <text:p text:style-name="P8">Yeah, thank you. I would like to add that if we compile methods and outreach so the lab provides a lot of opportunities for the understanding of active in. For instance, we provide a lot of tools and for those who already participate in the lab and for those who just start to deep inside the active coherence.</text:p>
      <text:p text:style-name="P8"/>
      <text:p text:style-name="P8">19:45 Daniel:</text:p>
      <text:p text:style-name="P8">Awesome. And the lab.</text:p>
      <text:p text:style-name="P8">Last, but not really the last aspect is openendedness. As Alex mentioned earlier and has been bringing and reminding us all of since the beginning, that ActInf lab is on the path of openendedness. It doesn't mean that we sit and wait where the road forks or when we have uncertainty about the future. Those are fundamentals. And in fact, openendedness is action amidst uncertainty.</text:p>
      <text:p text:style-name="P8">So at the personal scale, we recognize and support the openendedness of the personal journey of individuals who are learning and applying active inference. So even if you don't know exactly where you're headed or what your finish line or your milestones, your checkpoint looks like, if you don't even know what your preferences are, or you're unsure about some other parameter in your generative models. That's all good. At the lab scale, our strategy is to say it is a work in progress, would be to almost assume that there would be a final strategy, but rather our strategy is and encoding process that will always be updating in response to changes in the niche and the effect that our action have over multiple active states.</text:p>
      <text:p text:style-name="P8">21:08 So we do recognize and utilize approaches to active shortterm success and realizing products and deliverables over short term.</text:p>
      <text:p text:style-name="P8">But also there's a time and a space and a place for thinking about active coherence and the active inference lab in deeper time. And that is especially where diverse participation and our lab advisory <text:soft-page-break/>board come into play, which we'll talk about in a second. And then just lastly, at the community scale, it's true in principle that active lab can participate in various kinds of activities that might be beyond education, research and outreach and agreement. We will always be considering those opportunities in a case by case way and assessing whether it's something that fits best within the Markov blanket and the kind of thing that ActInf lab is or maybe some thing else could exist that could play that role in the ecosystem.</text:p>
      <text:p text:style-name="P8">22:13 Yes, Dave?</text:p>
      <text:p text:style-name="P8"/>
      <text:p text:style-name="P8">22:18 Speaker F:</text:p>
      <text:p text:style-name="P8">Okay, Stephen, I'm interested by the way that the ecosystem, this question of what's in the Markov blanket and the nonequilibrium steady state and what's in the niche and those three things are kind of dynamic. So I think over time, looking at the way the world is and without getting too evangelical, there's lots of big claims made about active coherence and its potential. And as we've been having conversations, we've seen a lot of things at scale come up, which is quite exciting conversations around that, but often maybe a little bit fuzzy, a little bit conceptual. So I think some of the stuff that's going to come out there, the lab is going to be spinning off as much as it might be holding on to.</text:p>
      <text:p text:style-name="P8"/>
      <text:p text:style-name="P8">23:15 Daniel:</text:p>
      <text:p text:style-name="P8">Excellent.</text:p>
      <text:p text:style-name="P8">Thank you. So that concludes the discussion on the strategy update. The second lab scale update is to mention our advisory board. So this information can be found at our website Active Inference. And on the top right head over to where it says Advisory Board.</text:p>
      <text:p text:style-name="P8">The advisory board is and insight and guidance board. It's not a managerial board and it exists to help the lab make better strategic decisions. So we engage our advisory board participants in terms of their expertise, different recommendations and questions they have for the lab and we recognize and hope to draw on and synergize with their experience in many, many different areas. We have and image here from Kirchhoff Ant All 2018 about nested systems and about the way that as systems develop, for example, as potentially and overdevelopmental time, a zygote goes from being a single cell enclosed by a lipid bilayer towards increasingly ramified levels of embryonic complexity or similar transitions could be happening over evolutionary time.</text:p>
      <text:p text:style-name="P8">24:35 Something like that is occurring as we elaborate and build the ActInf lab.</text:p>
      <text:p text:style-name="P8">We have an awesome initial Conor of the advisory board, and it includes Bradley, Alicia, john Boyke, matt Brain, john Kippinger, scott David Jeff, Emmett, Chris Fields, karl Friston, raphael Kaufman, anatole Levinschuk, roslyn Morin, elvis Arano, cheryl Benhoof tim Rebellion, swan Webb and Michael Zargam. And we have already received really important and meaningful feedback from them and really appreciate it. And for those who are interested in the kinds of work that we're up to and might have experience in a certain domain that could be helpful, for example, related to educational nonprofits, then perhaps get in touch with us. But this is a major change to the Lab scale to introduce and advisory board and we're off to a fun start with them so far.</text:p>
      <text:p text:style-name="P8">25:40 So we look forward to just seeing how that continues.</text:p>
      <text:p text:style-name="P8">Any other comments on Active at the Lab scale or we can head to the projects.</text:p>
      <text:p text:style-name="P8">Okay, so as we head through these projects, feel free to raise your hand ant any point if you want to add <text:soft-page-break/>a comment or a question. And as a participatory lab, those who are listening and you've made it this far, recognize that all of these reflect the contributions of participants and reflect affordances for you to contribute further, even if only to reduce your uncertainty about the documentation or the way that something is occurring. So hopefully if you're listening to this string of symbols, know that you can participate and perhaps you even should. We're going to talk about a few different projects today, in fact eleven different of them. And you can see loosely on the left that these are in three organizational units.edu, comma and tools.</text:p>
      <text:p text:style-name="P8">26:44 But the project scale is really where the team and the roles and the practices occur. So we're highlighting the project scale and the project is also the unit of Granularity where you can really get involved and make a contribution. So showing up for our synchronous organizational unit meetings is an awesome way to kind of paint a first Costa and to be exposed to many of the projects. But by and large, the contributions happen at the project scale and asynchronously so, all backgrounds, all time zones, all levels of commitment, everyone is welcome to get involved with these projects, which we're going to go through now. They're going to be the active coherence ontology the active inference course, internal educational initiatives like the systems thinking, reading, discussion group and ontology working group active inference journal research updates, live streams, podcasts, social media, active blockerents robotics and embodied and active lab meta modeling.</text:p>
      <text:p text:style-name="P8">27:47 On we go to the ontology. We've just recently pushed an update to the Active Coherence ontology and it's available at this Coda link here. The goal of the Active Inference Ontology is to increase the accessibility and impact of active inference by increasing clarity and interoperability and expressivity and all these other good things about terms and ideas. And when you go to this site, you'll find that there's and explanatory preamble. And what this ontology release contains primarily are two different kinds of things, proposed definitions and translations.</text:p>
      <text:p text:style-name="P8">So first, the proposed definitions. This is what the proposed definitions look like for the core terms. The terms are on the left column here and then everywhere there's an app and a Bleu is like a clickable link to another term. So it's kind of like how dictionaries use other words in that language and it will say A is kind of like B, except it's different than C.</text:p>
      <text:p text:style-name="P8">28:51 And so that's what the definitions are.</text:p>
      <text:p text:style-name="P8">Their natural language answers to the question what is X? And so these proposed definitions are currently in natural language, but there are other ways to develop them. More formally, the proposed definitions are there for those who just say, well, what does this term mean? It also helps with computationally aided sense making. And then the second piece that is in this current release of the ontology is the translations.</text:p>
      <text:p text:style-name="P8">And so here's the current view of the top of the translations table. So we have the term in the English on the left side and then we have so far complete translations of the core ontology terms into Spanish, Portuguese, French, Italian, Czech, Russian and Hebrew, and some German and some others that are sort of beginning. So especially if you have fluency or friends with fluency in some of these languages, but especially new and different languages, this is a really awesome opportunity to translate some terms, which are mostly normal natural language terms, into another human natural language.</text:p>
      <text:p text:style-name="P8">30:08 And that will facilitate the ability to, for example, deploy educational information or transcripts and their translations do it in a way that's rigorous and accessible and meets people where they are in terms of their language fluency. Yes.</text:p>
      <text:p text:style-name="P8"><text:soft-page-break/>Dave okay, so that's the Active Ontology project where we're developing participatory biology for active inference terms.</text:p>
      <text:p text:style-name="P8"/>
      <text:p text:style-name="P8">30:44 Speaker F:</text:p>
      <text:p text:style-name="P8">Stephen, can I just ask, not putting you on the spot, but if I was to ask you what areas have been the most challenging or the most difficult to overcome? And what are the sort of questions that are still being grappled with on the ontology? And which ones have we overcome already? And which ones are still sitting there in the background?</text:p>
      <text:p text:style-name="P8">I'm just curious if you got any thoughts on that.</text:p>
      <text:p text:style-name="P8"/>
      <text:p text:style-name="P8">31:15 Daniel:</text:p>
      <text:p text:style-name="P8">Yeah, good question. I'll give a thought and then anyone else is welcome to if they want. One interesting thing is these definitions, although many papers do sometimes define their terms either in the text or in a box or in a glossary, that doesn't mean that the way that the terms are defined are coherent or compatible or consistent. And a lot of times it's like a yes and someone defines it one way and someone else just kind of takes a different spin on it.</text:p>
      <text:p text:style-name="P8">But other times we have come across several situations altogether, all of us, at least here, where there were incompatible seeming uses of terms. And perhaps that happens with all kinds of linguistic elements. So that was one interesting thing, was that it's not just like we're looking through papers and copying sentences. There's actually a really powerful process of the discussion that we had focusing week by week on just a few terms or one term where we were seeing all the different ways that different terms are being used inside and outside of active inference and just trying to work towards some kind of grip on that.</text:p>
      <text:p text:style-name="P8">32:25 Bleu.</text:p>
      <text:p text:style-name="P8"/>
      <text:p text:style-name="P8">32:30 Speaker C:</text:p>
      <text:p text:style-name="P8">So one of the biggest challenges that I think we face is dirty and incomplete data, which is like pervasive across field and disciplines everywhere. So I mean, trying to be the bridge to fill the gaps, to make the data, to complete the data. There's always opportunities if people want to get involved, like in filling out the data, like helping us to have a complete picture of which to metamodel.</text:p>
      <text:p text:style-name="P8"/>
      <text:p text:style-name="P8">33:01 Daniel:</text:p>
      <text:p text:style-name="P8">Awesome. And there are other columns and features of the ontology that we're working on in the lab for anybody who wants to get involved, like correct examples, just simple declarative, concise positive examples of terms being used correctly, that's awesome.</text:p>
      <text:p text:style-name="P8">Incorrect examples, people who are using sentences. It doesn't have to be caught in the wild, but it could be but just generative sentences that are like counterexamples can be very helpful for both humans and computers in their learning. And so we have examples, counter examples, formalisms connecting Jorge terms and other terms to equations and papers and connecting it with literature corpus. So there's so many angles. Those with curiosity and expertise in active inference and or ontology should absolutely get involved with this, which will be a long term project of the lab and we hope to find new ways of deploying it.</text:p>
      <text:p text:style-name="P8"><text:soft-page-break/>34:05 And just to give one little contextualizing slide here, this entire continuum can be considered to be different types or grades or like a taxonomy of ontologies. And so ontologies in their most informal can be as simple as a list of terms or glossaries the sources or what we have right now with the current release, which is like a principled, informal, hierarchical and some relationships amongst terms. And that's what we have right now with the proposed definitions and translations. We're also working with the Ontology working group which we'll talk about in a few minutes on foraging that ontology, for example, using Sumo and cue Kev and thinking about how do we integrate the ontology with course development, with knowledge engineering and literature integration. So some of the many things that people can look forward to.</text:p>
      <text:p text:style-name="P8">35:06 Okay, on to the second project, which is the Active Course. So in the active Course project we are seeking to create a learning platform that embodies the principles of active inference and facilitates the learning of its principles and concepts to learners of many different backgrounds. And this is something that we are not too far down the road on but are eagerly looking forward to especially in light of some recent epistemic changes in our niche which we'll talk about soon but there's a massive potential for active inference education and we hope to have course offerings and educational experiences that meet that opportunity. Alex?</text:p>
      <text:p text:style-name="P8"/>
      <text:p text:style-name="P8">35:55 Speaker B:</text:p>
      <text:p text:style-name="P8">Yes, just a quick note to avoid possible misunderstanding that action platform here is not like for some It platform but more about set of educational services which will be supported to improve learning affordance.</text:p>
      <text:p text:style-name="P8"/>
      <text:p text:style-name="P8">36:16 Daniel:</text:p>
      <text:p text:style-name="P8">Yes, good call, thanks for clarifying that. So if you're interested or curious about course design education, education in a participatory way nonprofits, those are all excellent cues for people who'd like to come on board and help in a serious way for this course as we start to think about what it can be. Okay, third project we have several internal educational initiatives in active lab and so on the left we see the Systems thinking reading discussion group and on the right ontology working group the OWG. Alex or anyone? Would you like to describe or give a note on either of these sides?</text:p>
      <text:p text:style-name="P8"/>
      <text:p text:style-name="P8">37:12 Speaker B:</text:p>
      <text:p text:style-name="P8">I just want to say that from the very beginning we consider that we should not only learn and educate active coherence but also to learn. As you mentioned before, state of our practices and systems was one of the main discipline from the beginning what we think is very useful for collective work especially in remote mode. So it's great right now more and more people start learning and it definitely will improve our communication and speed up our activity on the projects.</text:p>
      <text:p text:style-name="P8"/>
      <text:p text:style-name="P8">37:56 Daniel:</text:p>
      <text:p text:style-name="P8">Thank you. Yes, Ivanne has been facilitating the Systems Thinking Reading discussion group strdg and we have an intrepid group of participants who are working their way through this online course and having regular discussions and asynchronous conversation as well around it.</text:p>
      <text:p text:style-name="P8">And as Alex said, this is really important for the ways that we work together and communication. And <text:soft-page-break/>on the right side we have the Ontology Working Group. So previously we were discussing the active ontology as a project where we're talking about active inference terms and how they're related in the ontology working group. We are increasing our competency in computational ontology and what that chaos looked like primarily has been working with the Sumo suggested upper merged ontology system in Suo Kif and working through the textbook of Adam Tie. And this has been an awesome experience.</text:p>
      <text:p text:style-name="P8">38:58 Dave has made a massive amount of contributions and ontological limericks of different formats. And that has also been a great learning experience that hopefully will fold back in towards improving the active inference ontology. But it's also just a learning initiative. And that brings us to an ongoing learning initiative which is the release, literally, in the last several DAGs of the textbook by thomas Parr, Giovanni Pezzulo, and karl Friston, it's the active inference textbook. And we asked, well, what can the ActInf lab do for slash with?</text:p>
      <text:p text:style-name="P8">Around the textbook. Do you want to join a textbook group? Not just a reading group, just a textbook group, because we are going to be organizing cohorts of textbook groups and you can email us for the form if you don't already have access to it, but you will fill out a form that asks whether you'd like to join an upcoming textbook group cohort and it will be done in groups and cohorts.</text:p>
      <text:p text:style-name="P8">40:18 Yes, you're ready or no, you'd like to perhaps hear about that affordance in a few months? We ask for name, email address and country, whether you have a textbook or not, and then just for you to provide several sentences or more on your level of familiarity and your interest in active inference and all backgrounds and familiarities, as with all activities, are welcome.</text:p>
      <text:p text:style-name="P8">This is going to be a really awesome experience, I think, to work through this textbook and see it as just one pebble on the ant hill or the tip of the iceberg or any other metaphor that people use. For the way in which this textbook will both be a visible and centralizing artifact as well as something that is really only a few hundred pages long. And it's a relatively small physical book. So it's just the beginning, it's not the end of active inference and those in the textbook groups will realize that and enact it.</text:p>
      <text:p text:style-name="P8">41:22 Any comments on internal educational initiatives?</text:p>
      <text:p text:style-name="P8">All right.</text:p>
      <text:p text:style-name="P8">Number four, the active inference journal. So in this project we are publishing knowledge artifacts so that they are searchable, indexable and citable. Most recently, in the active inference journal, we uploaded a second improved version of the transcript of the Karl Friston symposium applied active inference symposium. That was in June 2021. And from that we are improving our methodology that we learnt and learnt by doing in that first symposium transcript process and applying that to other event recordings.</text:p>
      <text:p text:style-name="P8">For example, Gas stream 16 with Mark Solms and Livestream number 40 with a quantum free free energy principle. The journal is going to be a great place where we continue to build a participatory pipeline for improving spoken and written dissemination.</text:p>
      <text:p text:style-name="P8">42:32 Anything that anyone wants to add on this? Yes, Dave.</text:p>
      <text:p text:style-name="P8"/>
      <text:p text:style-name="P8">42:39 Speaker E:</text:p>
      <text:p text:style-name="P8">Yeah, I sent the original paper and the three video segments to Sean Carroll along with a summary of the three big points.</text:p>
      <text:p text:style-name="P8">In the summary he says this is cool, I will check it out, which I'm sure incentivizes the gentleman who volunteered to go through our transcript and make it more presentable to get through that. And then we <text:soft-page-break/>can send that to the very busy Dr. Carol who just has a new appointment. He is something like the chair of the Philosophy of Science at Johns Hopkins. So all his pain of being denied tenure is paying off and he may pay off.</text:p>
      <text:p text:style-name="P8">He already, I think, gets along very well with Professor Friston. He says, I have never had to work so hard in an interview with somebody who is so knowledgeable and well spoken and anxious to communicate.</text:p>
      <text:p text:style-name="P8"/>
      <text:p text:style-name="P8">43:47 Speaker D:</text:p>
      <text:p text:style-name="P8">Awesome.</text:p>
      <text:p text:style-name="P8"/>
      <text:p text:style-name="P8">43:49 Daniel:</text:p>
      <text:p text:style-name="P8">And it's a great example of a project that increases accessibility. For example, by taking two or 6 hours of YouTube discussions and making them searchable and translatable and then also reduces reachers research debt because we can have somebody spend three or 7 hours improving and foraging a manuscript and finding when somebody mentioned this paper here's that specific citation that multiplied by thousands of people searching for that paper.</text:p>
      <text:p text:style-name="P8">Maybe they have access, maybe they don't, maybe they misheard the name. There's so much that we can be proactive about in terms of making our knowledge corpus really accessible and meaningful and woven according to Modern practices. Okay, awesome work though. Dave and others on the journal Maria and others as well. Okay, on five we have research updates.</text:p>
      <text:p text:style-name="P8">44:52 So this is not a project that we actively steward per se in the lab, but this is just capturing research that's in progress and finished by lab participants. So just to highlight a few papers and products that have been released by active inference lab participants, but not necessarily as an active lab project in the last few months. So by Avel, Gwen and Carlos, aka Serval, aka Icarus, the paper cognitive agency in sociocultural evolution, and then and awesome collaborative paper that we wrote with myself, Sean, Arhan, RJ, Shadi, Avel, Bleu, Yvonne, Sid, Amit, Jacob, Caleb and Alex, where we talked about decentralized science DSI. We integrated some of the more technological perspectives on DSI, for example, related to Web Three, and Blockchain and juxtapose that with some of the bottom up, the view from the bottom participatory sense making and epistemic, commons and produced.</text:p>
      <text:p text:style-name="P8">46:06 An active entity ontology for science AOS that we hope will allow us to have a way to model some of these complex epidemic ecosystems in the encoding months.</text:p>
      <text:p text:style-name="P8">So that's just some of the research and there's other awesome research. Seth in progress.</text:p>
      <text:p text:style-name="P8">Okay, on to yes, Steven, go for it.</text:p>
      <text:p text:style-name="P8"/>
      <text:p text:style-name="P8">46:30 Speaker F:</text:p>
      <text:p text:style-name="P8">Yeah, I'd be curious. I think this work with situated sense making the decentralized science is really interesting and I think there'd be ways that the other areas of sense making which this can be helpful to bridge that active coherence generative model modeling approach with other ways. So I'm really glad that you did this work, actually, as a group, and I think it's going to help tell another story, which might have been a bit too hard to tell from the ground up, but now you've got a bridge. So.</text:p>
      <text:p text:style-name="P8">Thanks, Conor.</text:p>
      <text:p text:style-name="P8"/>
      <text:p text:style-name="P8"><text:soft-page-break/>47:10 Daniel:</text:p>
      <text:p text:style-name="P8">Okay, on to six. So we had awesome live streams as usual in this quarter at the Coda IO Slash ActInf Lab, active lab, you can find the past and upcoming live streams. We had several guest streams and other kinds of streams, but most of our streams in the last few months were the paper discussions. So in Livestream number 35, one and two.</text:p>
      <text:p text:style-name="P8">So, as with all of these there was a dot zero, a background and contextualizing video that was prepared in the weeks leading up to the dot one, dot two discussions which are participatory group discussions. So if you ever see a paper where you want to be in the dot one or the dot two and be part of a group and you don't need to say a ton, no one's going to call on you, you can ask anything you want, provide any perspectives. You're always welcome to join that way.</text:p>
      <text:p text:style-name="P8">48:11 And then something that's incredibly helpful for the lab is to commit assuredly ahead of time and contribute to the dot zero making the slides and helping contextualize the paper ahead of the dot one and the dot two. So we in the last few months have talked about in number 35 we talked about a tail of two architectures, free energy, its models and modularity.</text:p>
      <text:p text:style-name="P8">Check out the live streams to learn more. I won't even attempt to summarize the papers other than just to state their titles. In 36 we discussed modeling ourselves what the free energy principle reveals about our implicit notions of representation. We then dove a bit into the technical in 37 with Free Energy a user's guide in 38 discussed the evolution of brain architecture's for predictive coding. Active inference lab in 39 discussed Morphogenesis as Bayesian Coherence, a variational approach to pattern formation and control in complex biological systems.</text:p>
      <text:p text:style-name="P8">49:18 And then in 40 we discussed a free energy principle for generic quantum systems which was, as anybody who was there before or during or after it happened, can attest, was quite a special and interesting experience. And just to show what that Coda a page looks like, if you head over there, you'll see the encoding streams. Here we are in the end of March. It's not in the live stream section, it's in the roundtable section. Here we are right now.</text:p>
      <text:p text:style-name="P8">But in live streams you'll see the papers that we're going to be discussing in the coming months. So if you're interested in any of these upcoming papers, please get involved in the dot zero zero or the dot one and two. If you're interested in inviting anybody or yourself, being a guest on a guest stream, that's always an affordance. These are like one off or small series that can be on active inference research or related topics.</text:p>
      <text:p text:style-name="P8">50:25 And we've had some great discussions in the last few weeks on guest streams.</text:p>
      <text:p text:style-name="P8">We have model streams and math streams that are for presenting some of the formal and model based components of active inference, and streams where we talk about organizational principles and organizational design. So those are just some of the live streams that we've had and it's been fun. So especially if you want to give a guest stream, or if you can connect to somebody who does want to or encourage or recommend somebody, or you want to be a facilitator for someone else to present or any other combination of affordances. Let's make it happen because we can get a lot of awesome modifications in our niche. I think what they used to call making content back in the web.</text:p>
      <text:p text:style-name="P8">Two days. So that's all for Live Streams podcast Bleu, do you want to give an update? Sure.</text:p>
      <text:p text:style-name="P8"/>
      <text:p text:style-name="P8">51:25 Speaker C:</text:p>
      <text:p text:style-name="P8">So we are moving through the podcast, really revisits a lot of the early livestreams. So like if you're <text:soft-page-break/>playing catch up, like if you caught a live stream you're like, I should go through the back catalog.</text:p>
      <text:p text:style-name="P8">Like maybe now you're on live stream 20 something. Like the podcast starts with the early episodes and I think we're through episode nine Livestream number nine now. So yeah, check it out. It's fun. Also a great chance to get involved if you have like AV expertise.</text:p>
      <text:p text:style-name="P8">Would love to get some pointers. Also like, I know some stuff. I've been clipping the podcast for a little bit. So if you'd like to learn like the basic things that I know and want to get involved in making the podcast reach out, I could always use help. If you want to listen to more podcasts, come help me make them.</text:p>
      <text:p text:style-name="P8">Dave?</text:p>
      <text:p text:style-name="P8"/>
      <text:p text:style-name="P8">52:13 Speaker E:</text:p>
      <text:p text:style-name="P8">Yeah. If you have listed the podcast after nine that you're planning to do, I'd like to get that because I want to get started with just doing basic text conversion on this. That assumes that these are the priorities, is that correct? These are the ones that we want to get in front of people.</text:p>
      <text:p text:style-name="P8"/>
      <text:p text:style-name="P8">52:39 Speaker C:</text:p>
      <text:p text:style-name="P8">I don't know what the priority is there, Dave, but I will say, like, there's definitely value to having a transcript. I actually looked at Pod Dean who is our podcast platform the other day and they will transcribe our podcast for us actually at if you really want to know what the value of transcription is, just the value to just put it into text. Now, I don't know if that comes with periods or punctuation or I don't know what that output looks like, but there's definitely value to having a transcript there. I'm not sure that these are necessarily the priority, but it's just going through the back catalog, it's helping me catch up. So I just kind of started where I wanted to start at the beginning.</text:p>
      <text:p text:style-name="P8">Why not start at the beginning, right? I don't know.</text:p>
      <text:p text:style-name="P8"/>
      <text:p text:style-name="P8">53:23 Daniel:</text:p>
      <text:p text:style-name="P8">What I love about these podcasts is they're short. They're like from four to maybe 15 or ten minutes long. And the first time that a speaker speaks, they introduction themselves and there have been some probable clippings and rearrangements which are very subtle, that help that listenable piece be like coherent.</text:p>
      <text:p text:style-name="P8">It's like an extended thought, even one that's distributed across multiple speakers. So like you hit play, listen to it and then you can think and reflect because sometimes when it's 2 hours on a paper, it feels like it's like a rail car coming through. It's like every single idea and thing. And people say that they pause the live streams and there's so much and then also as the priorities. That's something we can figure out and discuss.</text:p>
      <text:p text:style-name="P8">But won't it be amazing when the live stream is the front car of that train, piercing into the future, hashtag doing it live?</text:p>
      <text:p text:style-name="P8">54:32 And then there's transcripts for all the live streams and that can be on one hand connected to the ontology a transcript of the live stream itself could exist. There could be some clipping and some transcripts for the podcast. So as we develop our informational biology, all of these kinds of connections and tasks are in play. It's just a question of how late can you stay up, which I've wondered about for a long time.</text:p>
      <text:p text:style-name="P8"><text:soft-page-break/></text:p>
      <text:p text:style-name="P8">55:02 Speaker C:</text:p>
      <text:p text:style-name="P8">Dave needs no sleep. The other cool thing about the podcast is that it's slide free. So where when you're on the YouTube watching the live stream, often it's associated with some visual image and sometimes there will be like a description of the image in the podcast, but it's nothing that you need to pull. Over and look at, which is sometimes if you're trying to watch the YouTube videos on a long drive, it's like that might not be safe, but the podcasts are definitely commute friendly because you don't have to see anything. You can just listen.</text:p>
      <text:p text:style-name="P8">So that's another it just offloads the visual input as well. Good for the treadmill, stuff like that.</text:p>
      <text:p text:style-name="P8"/>
      <text:p text:style-name="P8">55:41 Daniel:</text:p>
      <text:p text:style-name="P8">Great point. Okay, on to eight. So some updates on our I'll just call it social media.</text:p>
      <text:p text:style-name="P8">We have our Twitter with 1359 followers. We have about, I think we cross 300 members in the discord. Over 770 subscribers on YouTube and some several hundreds of people reached in Facebook and anyone who is interested in automating social media, that would be an excellent affordance Bleu.</text:p>
      <text:p text:style-name="P8"/>
      <text:p text:style-name="P8">56:27 Speaker D:</text:p>
      <text:p text:style-name="P8">Yeah, definitely.</text:p>
      <text:p text:style-name="P8"/>
      <text:p text:style-name="P8">56:28 Speaker C:</text:p>
      <text:p text:style-name="P8">I was just you took the words right out of my mouth.</text:p>
      <text:p text:style-name="P8">And Facebook is very new, so we have like just 40 likes on our Facebook page. So if you're listening to this and you use Facebook regularly for whatever, I mean, it will ping you to remind you about podcasts and sometimes live streams. Sometimes I say because like I said, we need an automated so that's your expertise and you want to always be reminded about the live streams. Get in touch.</text:p>
      <text:p text:style-name="P8"/>
      <text:p text:style-name="P8">56:51 Daniel:</text:p>
      <text:p text:style-name="P8">Yes.</text:p>
      <text:p text:style-name="P8">Just to be able to preload a buffer here in the front car of the train, it's sometimes hard to clean up the pieces. So if you're feeling like that's something that's interesting to you, then there's many opportunities to have engagements on different platforms and just feel free to just engage in the comments and in the threads. However it makes sense. Great. Enough with social media.</text:p>
      <text:p text:style-name="P8">Okay, onto nine. So now we're heading more towards the tools. Part of this discussion, primarily the work of Jacob Smithel has Beren just excellent on Active blockfronts, which is a package that we're developing in order to facilitate cognitive agent modeling. And if you look up Active blockfronts on GitHub you'll find the open source repository.</text:p>
      <text:p text:style-name="P8">57:55 What we've done with Active blockfronts is implement active inference entities, the kind that you will see graphically described in papers or the kind that have been implemented in Python via PMDP.</text:p>
      <text:p text:style-name="P8">And we built upon PY MDP, as well as a complex systems modeling framework called Cadcat. And by integrating the active kernel of the entity action exteroception loop with the complex systems modeling framework, we hope to have engineering grade approaches towards modeling complex cognitive <text:soft-page-break/>ecosystems. So if you are interested in Python or Julia or other aspects that are computational related to active inference and you like complexity and complex adaptive systems and everything else that you might see on this slide, active Lock Force Instance is an open source project.</text:p>
      <text:p text:style-name="P8">58:55 So go ahead and fork it, make your contributions and come get in touch with us if you'd like to be a little bit more in the loop and really looking forward to seeing how this project develops in the coming years in tools. Also, we've been having some awesome discussions around robotics and embodied cognitive entities.</text:p>
      <text:p text:style-name="P8">So we have been characterizing kind of like a literature review on different cognitive agent modeling frameworks. Active Coherence Lab is often proposed as a unified cognitive entity model. And so we've been just curating many other cognitive agent modeling frameworks from the past and present and then assessing them in terms of their language, what cognitive features they implement, whether they deal with embodiment, what is their mathematical underpinnings, and so on.</text:p>
      <text:p text:style-name="P8">59:58 And meanwhile characterizing some of those cognitive features and elements like anticipation, memory, counterfactuals, abductive reasoning, different kinds of cognitive features or motifs, and then trying to understand how do these different cognitive model frameworks line up on the rubric of wanting to have expressivity across all of these different cognitive features and to integrate them. And that's a little bit more on the symbolic cognitive.</text:p>
      <text:p text:style-name="P8">We've also been thinking a little bit about the embodied, whether the embodied and spatial and bodily or the embodied and robotics. So here is a screenshot from the work of JF. Claudia, who's been an awesome participant in this past quarter, and some active robots that are Karl and Andy.</text:p>
      <text:p text:style-name="P8">1:01:00 I think people can probably guess what their last names are and there isn't too much more to add here other than check out this woefully under acknowledged channel and work. And if you're interested in any of these areas like related to cognitive modeling and robotics and embodied cognitive systems, those are the kinds of things that will be awesome to scaffold in the lab.</text:p>
      <text:p text:style-name="P8">Okay, and to our final of the eleven projects active Metamodelling so ActInf Lab metamodelling aka Alma. So there's and A, and an L, and there's an M and there's an A, and I think that was Jessica's suggestion because Alma has nice connotations as well. This project is using meta modeling tools like Coda to provide the capacity for lab scale generative model modeling updates and reconfiguring.</text:p>
      <text:p text:style-name="P8">1:02:03 So the ability for the lab to reflect and to modify itself and its niche in order to design the kind of participatory niche that facilitates successful policy selection by lab members. Like what does the lab need to provide the individual as the action state of the lab, sense state of the individual in terms of the communication such that that participant is chill but also making the right decisions that are productive.</text:p>
      <text:p text:style-name="P8">And we're using primarily Coda. That's why the font is bigger here. But we're also implementing the active entity ontology for science that we discussed on the research slide and active block prints just two slides ago as a more formal way to get at some of these meta modeling. And this is a figure from our 2020 paper, that first early paper on systems engineering and active inference and remote teams, where we also looked at the informational niche, the shared informational niche of the team.</text:p>
      <text:p text:style-name="P8">1:03:11 This is their shared folder, their shared code, a document, their formal documents, their drive, the chat threads.</text:p>
      <text:p text:style-name="P8">That's the shared epistemic niche where actions to modify the niche by one participant can then be like stigmaji modifying the environment so that themselves later or other participants then or in the future <text:soft-page-break/>take different action selection as mediated by the way that that sensory state updates their generative models. And then we have narrative. And so we've been very interested for a long time in rhetorical and narrative approaches to cognition. And so now we're just beginning to see how some of these approaches can come into play in the context active coherence lab and in the lab. So that's like the meta on active lab.</text:p>
      <text:p text:style-name="P8">And this is also an awesome project set of affordance if you like Coda, if you liked Douglas Hofstadter's, Gerdle Escherbock, if you like act infer Serve.</text:p>
      <text:p text:style-name="P8">1:04:17 All of these would be great diagnostic cues that perhaps you would like ActInf lab metamodelly. Yes, Steven.</text:p>
      <text:p text:style-name="P8"/>
      <text:p text:style-name="P8">1:04:26 Speaker F:</text:p>
      <text:p text:style-name="P8">Yeah, thanks for sharing. I was wondering how this also might even be able to tie in in the future to micro phenomenological kind of modeling, that kind of approach.</text:p>
      <text:p text:style-name="P8">So we've got the meta, the narrative, the story, and hopefully maybe some sort of microphone biological approaches as well. But I think we dot two walk, but we'll get there. So thanks.</text:p>
      <text:p text:style-name="P8"/>
      <text:p text:style-name="P8">1:04:53 Daniel:</text:p>
      <text:p text:style-name="P8">When you said microphone logical, I thought, oh, like the experiences of children.</text:p>
      <text:p text:style-name="P8"/>
      <text:p text:style-name="P8">1:04:58 Speaker F:</text:p>
      <text:p text:style-name="P8">Yeah.</text:p>
      <text:p text:style-name="P8">Cool.</text:p>
      <text:p text:style-name="P8"/>
      <text:p text:style-name="P8">1:05:03 Daniel:</text:p>
      <text:p text:style-name="P8">So that is it for the project updates. They're all ongoing. Let's just kind of go over some next steps at the lab scale. Several areas that were especially looking for assistance or contributions on would be on the legal side.</text:p>
      <text:p text:style-name="P8">For example, potentially connecting with a firm that would be interested in providing pro bono assistance who has experience with education, nonprofits, intellectual property tech, etc. And also helping our lab navigate a course towards financial sustainability, whether through grants or other mechanisms, but just finding a way that we can reward and stabilize the contributions of participants. And then at the project scale, any and all participants who want to be in the strange loop, in the strange attractor want to be on the path towards contributing active inference lab.</text:p>
      <text:p text:style-name="P8">1:06:13 Lab as they also grow and develop as an active inference and as a person. So if any of these projects or some other opportunity that you see and want to take the initiative on any of these reflect affordances for you.</text:p>
      <text:p text:style-name="P8">So hopefully if you're listening this far in a minute and 6 hours in or wherever it's clipped out in a podcast, then just recognize that these are all reflecting the past contributions of participants like yourself. And this is just an opening. It's only the first quarter of 2022. We're just beginning and so there's so much in the field and in the lab to be done that there will be something to do that's meaningful and chill and aligned with your preferences and expectations and availability. Just belief it okay.</text:p>
      <text:p text:style-name="P8"><text:soft-page-break/>So that takes us close to the end and a little modification of our common ending slide.</text:p>
      <text:p text:style-name="P8">1:07:22 Where do we go from here? What are people still curious about learning and applying and what are we going to do differently maybe in the next quarter?</text:p>
      <text:p text:style-name="P8">Yes. Bleu.</text:p>
      <text:p text:style-name="P8"/>
      <text:p text:style-name="P8">1:07:42 Speaker C:</text:p>
      <text:p text:style-name="P8">So I think I already put it out there at the beginning, but I'm really like interested in not talking about things anymore, spending less time talking about things and more time actually doing things. So that's what I'm going to do differently in the next quarter and that's me on a personal scale has nothing to do really with the lab, but I just want to just work now. I just want to put my head in the books and get to it.</text:p>
      <text:p text:style-name="P8"/>
      <text:p text:style-name="P8">1:08:07 Daniel:</text:p>
      <text:p text:style-name="P8">Awesome. Yeah. Sometimes it helps to get caught up through conversation and just being in the synchronous meetings, but 1 hour per week is not how we build a course or not how we go through a textbook. And so that is a very important balance to keep in mind. Esteves or Dave, any other thoughts?</text:p>
      <text:p text:style-name="P8">Yes or no?</text:p>
      <text:p text:style-name="P8"/>
      <text:p text:style-name="P8">1:08:49 Speaker E:</text:p>
      <text:p text:style-name="P8">There's a lot of good work going on. I'd say just keep doing it and talk about talk about what's working well, what needs to be improved with the bottlenecks are mentioned. Some bottlenecks sometimes maybe some of the fun projects that could be pushed back in favor of some of the more difficult things that actually will end up being leveraged heavily. The ontology.</text:p>
      <text:p text:style-name="P8">It may not be fun to slog through this stuff, but it's going to really pay off and get some transitive closure aspects of it.</text:p>
      <text:p text:style-name="P8"/>
      <text:p text:style-name="P8">1:09:33 Daniel:</text:p>
      <text:p text:style-name="P8">Awesome. For those who are studying or curious about active inference but feel kind of like on their own, whether no one else in their local niche or network or lab or university or organization is working, active inference lab, that's like one of the most powerful things is just knowing. Like if you have an idea that you're not even going to pursue, but just somebody should do this or it would be cool if this existed, having a space where you can add that pebble and maybe down the road or maybe sooner than you expect, somebody else seeing that pebble is stimulated to act. And so that's what can happen when we have shared ways of working and that's just what we're beginning to see.</text:p>
      <text:p text:style-name="P8"/>
      <text:p text:style-name="P8">1:10:17 Speaker F:</text:p>
      <text:p text:style-name="P8">Stephen yeah, sort of bouncing off that as well. I keep thinking about stages of readiness, which I'm normally working with community participants who are marginalized, but I've had that myself feeling a bit marginalized feeling, am I ready? And it was like a little jump, but it can be a chasm trying to get to that stage and I think that can be for a lot of people you don't quite know on different things, whether you're near that threshold or not. And you're often a lot closer to being ready and you maybe just need <text:soft-page-break/>someone to give you a kick up the bum and say, just go for it. But having said that, that's when you appreciate the quality of getting some things under your belt on the way to the line.</text:p>
      <text:p text:style-name="P8">So I think, like Bleu Sajid, it's time to act. And for me personally, yes, the stage of readiness I'm at is very different to where I was a year ago, for sure, both in my knowledge when I look back to where I was, but also in my heart.</text:p>
      <text:p text:style-name="P8">1:11:28 And that's not an insignificant piece of the equation. So, thanks.</text:p>
      <text:p text:style-name="P8"/>
      <text:p text:style-name="P8">1:11:35 Daniel:</text:p>
      <text:p text:style-name="P8">Awesome.</text:p>
      <text:p text:style-name="P8">I'll just wait one more minute if anyone who's watching live has any questions that they would like to see addressed, but totally agree, it's a multi year journey. I mean, we're all on a lifelong journey of some sort, but hopefully even active inference lab journey is multi year. And so being able to connect our policy selection, our behavior decisions in the next microsocade of the eyes, the next place your eye is going to look, the next action you're going to take in terms of opening up. A hyperlink or reaching for a book or a pencil, but being able to connect those very rapid actions with a bigger picture and with a longer temporal time scale and acting amidst uncertainty. That's what active coherence is about one aspect of it.</text:p>
      <text:p text:style-name="P8">And so if anything that you've heard resonates just hopefully see this roundtable presentation as like an invitation less than a stand and deliver because there's so much openness in the area and in the lab and it maybe can feel like one is starting late.</text:p>
      <text:p text:style-name="P8">1:12:56 But that's just human knowledge development. It's a treadmill that's been going and through coming together in the lab we can actually leverage each other's contributions and catch up on Fields that have thousands of hours of reading and hopefully get somewhere cool together. So, Dave, Bleu, Esteves and Yvonne and Alex from earlier and all the other lab participants, big thanks for this amazing quarter and it's been a fast one and on to the next one. Okay, bye.</text:p>
      <text:p text:style-name="P8"/>
      <text:p text:style-name="P8">1:13:45 Speaker E:</text:p>
      <text:p text:style-name="P8">Thanks, All - Have fu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09:38:06.182468669</dc:date>
    <meta:editing-duration>PT4H15M52S</meta:editing-duration>
    <meta:editing-cycles>15</meta:editing-cycles>
    <meta:generator>LibreOffice/7.4.2.3$Linux_X86_64 LibreOffice_project/40$Build-3</meta:generator>
    <meta:document-statistic meta:table-count="1" meta:image-count="0" meta:object-count="0" meta:page-count="19" meta:paragraph-count="280" meta:word-count="10040" meta:character-count="57787" meta:non-whitespace-character-count="48026"/>
  </office:meta>
</office:document-meta>
</file>